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73e" officeooo:paragraph-rsid="00117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11:44:46.255000000</meta:creation-date>
    <dc:date>2023-10-16T11:45:29.108000000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19" meta:non-whitespace-character-count="19"/>
    <meta:generator>LibreOffice/7.2.5.2$Windows_X86_64 LibreOffice_project/499f9727c189e6ef3471021d6132d4c694f357e5</meta:generator>
  </office:meta>
</office:document-meta>
</file>